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officeooo:rsid="0004fab6" style:font-size-asian="18pt" style:font-size-complex="18pt"/>
    </style:style>
    <style:style style:name="P2" style:family="paragraph" style:parent-style-name="Standard">
      <style:text-properties style:font-name="Times New Roman" fo:font-size="16pt" officeooo:rsid="0004fab6" officeooo:paragraph-rsid="0004fab6" style:font-size-asian="16pt" style:font-size-complex="16pt"/>
    </style:style>
    <style:style style:name="P3" style:family="paragraph" style:parent-style-name="Standard">
      <style:text-properties style:font-name="Times New Roman" fo:font-size="15pt" officeooo:rsid="0004fab6" officeooo:paragraph-rsid="0004fab6" style:font-size-asian="13.1000003814697pt" style:font-size-complex="15pt"/>
    </style:style>
    <style:style style:name="P4" style:family="paragraph" style:parent-style-name="Standard">
      <style:text-properties style:font-name="Times New Roman" fo:font-size="15pt" officeooo:rsid="00056cdc" officeooo:paragraph-rsid="00056cdc" style:font-size-asian="13.1000003814697pt" style:font-size-complex="15pt"/>
    </style:style>
    <style:style style:name="P5" style:family="paragraph" style:parent-style-name="Standard">
      <style:text-properties style:font-name="Times New Roman" fo:font-size="15pt" officeooo:rsid="0005b325" officeooo:paragraph-rsid="0005b325" style:font-size-asian="13.1000003814697pt" style:font-size-complex="15pt"/>
    </style:style>
    <style:style style:name="P6" style:family="paragraph" style:parent-style-name="Standard">
      <style:text-properties style:font-name="Times New Roman" fo:font-size="15pt" officeooo:rsid="0005b325" officeooo:paragraph-rsid="0005f2be" style:font-size-asian="13.1000003814697pt" style:font-size-complex="15pt"/>
    </style:style>
    <style:style style:name="P7" style:family="paragraph" style:parent-style-name="Standard">
      <style:text-properties style:font-name="Times New Roman" fo:font-size="15pt" officeooo:rsid="0005f2be" officeooo:paragraph-rsid="0005f2be" style:font-size-asian="13.1000003814697pt" style:font-size-complex="15pt"/>
    </style:style>
    <style:style style:name="P8" style:family="paragraph" style:parent-style-name="Standard">
      <style:text-properties style:font-name="Times New Roman" fo:font-size="15pt" officeooo:rsid="00090c29" officeooo:paragraph-rsid="00090c29" style:font-size-asian="13.1000003814697pt" style:font-size-complex="15pt"/>
    </style:style>
    <style:style style:name="T1" style:family="text">
      <style:text-properties officeooo:rsid="0005f2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das bibliotecas utilizadas</text:p>
      <text:p text:style-name="P1"/>
      <text:p text:style-name="P2">Pygame: <text:span text:style-name="T1">Biblioteca terceirizada</text:span></text:p>
      <text:p text:style-name="P3"><text:a xlink:type="simple" xlink:href="https://www.pygame.org/docs/" text:style-name="Internet_20_link" text:visited-style-name="Visited_20_Internet_20_Link">https://www.pygame.org/docs/</text:a></text:p>
      <text:p text:style-name="P3"/>
      <text:p text:style-name="P4">Biblioteca fundamentada primordialmente em Python e apoiada pela framework <text:s/>SDL, escrita em C <text:span text:style-name="T1">e compatível com CPython.</text:span></text:p>
      <text:p text:style-name="P4"/>
      <text:p text:style-name="P6">Pelos métodos, é necessário inicializar o display, o mixer de áudio e vídeo, <text:span text:style-name="T1">instanciar os recursos de imagens e receber as capturas de eventos realizadas por tal biblioteca.</text:span></text:p>
      <text:p text:style-name="P6"/>
      <text:p text:style-name="P6"><text:span text:style-name="T1">Concomitantemente, é necessário aplicar a reação de tais objetos perante o mundo criado.</text:span></text:p>
      <text:p text:style-name="P5"/>
      <text:p text:style-name="P5"/>
      <text:p text:style-name="P8">Psutil: Biblioteca terceirizada</text:p>
      <text:p text:style-name="P8"><text:a xlink:type="simple" xlink:href="https://psutil.readthedocs.io/en/latest/" text:style-name="Internet_20_link" text:visited-style-name="Visited_20_Internet_20_Link">https://psutil.readthedocs.io/en/latest/</text:a></text:p>
      <text:p text:style-name="P8"/>
      <text:p text:style-name="P8">Biblioteca voltada para recuperação de informações acerca do ecossistema em execução.</text:p>
      <text:p text:style-name="P8"/>
      <text:p text:style-name="P8"/>
      <text:p text:style-name="P8"/>
      <text:p text:style-name="P7">Socket: Biblioteca nativa</text:p>
      <text:p text:style-name="P7"><text:a xlink:type="simple" xlink:href="https://docs.python.org/3/library/socket.html" text:style-name="Internet_20_link" text:visited-style-name="Visited_20_Internet_20_Link">https://docs.python.org/3/library/socket.html</text:a></text:p>
      <text:p text:style-name="P7"/>
      <text:p text:style-name="P7">Biblioteca para disposição de conexões de redes em baixo nível.</text:p>
      <text:p text:style-name="P7"/>
      <text:p text:style-name="P7"/>
      <text:p text:style-name="P7"/>
      <text:p text:style-name="P7">Json: Biblioteca nativa</text:p>
      <text:p text:style-name="P7"><text:a xlink:type="simple" xlink:href="https://docs.python.org/3/library/json.html" text:style-name="Internet_20_link" text:visited-style-name="Visited_20_Internet_20_Link">https://docs.python.org/3/library/json.html</text:a></text:p>
      <text:p text:style-name="P7"/>
      <text:p text:style-name="P7">Biblioteca para conversão de objetos do Python em objetos JSON, devidamente codificados. Aplicável, também, de forma reversa.</text:p>
      <text:p text:style-name="P7"/>
      <text:p text:style-name="P7"/>
      <text:p text:style-name="P7"/>
      <text:p text:style-name="P7">Math: Biblioteca nativa</text:p>
      <text:p text:style-name="P7"><text:a xlink:type="simple" xlink:href="https://docs.python.org/3/library/math.html" text:style-name="Internet_20_link" text:visited-style-name="Visited_20_Internet_20_Link">https://docs.python.org/3/library/math.html</text:a></text:p>
      <text:p text:style-name="P7"><text:soft-page-break/></text:p>
      <text:p text:style-name="P7">Biblioteca voltada inteiramente para funções matemáticas, complexas ou não.</text:p>
      <text:p text:style-name="P7"/>
      <text:p text:style-name="P7"/>
      <text:p text:style-name="P7"/>
      <text:p text:style-name="P7">Random: Biblioteca nativa</text:p>
      <text:p text:style-name="P7"><text:a xlink:type="simple" xlink:href="https://docs.python.org/3/library/random.html" text:style-name="Internet_20_link" text:visited-style-name="Visited_20_Internet_20_Link">https://docs.python.org/3/library/random.html</text:a></text:p>
      <text:p text:style-name="P7"/>
      <text:p text:style-name="P7">Biblioteca centrada na geração de números pseudos-aleatórios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0:10:34.125668725</meta:creation-date>
    <dc:date>2018-12-08T21:04:14.626675297</dc:date>
    <meta:editing-duration>PT8M6S</meta:editing-duration>
    <meta:editing-cycles>2</meta:editing-cycles>
    <meta:generator>LibreOffice/6.1.3.2$MacOSX_X86_64 LibreOffice_project/86daf60bf00efa86ad547e59e09d6bb77c699acb</meta:generator>
    <meta:document-statistic meta:table-count="0" meta:image-count="0" meta:object-count="0" meta:page-count="2" meta:paragraph-count="21" meta:word-count="140" meta:character-count="1230" meta:non-whitespace-character-count="1110"/>
  </office:meta>
</office:document-meta>
</file>